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1.02cm"/>
    </style:style>
    <style:style style:name="gr5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78cm" fo:min-width="0.77cm"/>
    </style:style>
    <style:style style:name="P1" style:family="paragraph">
      <style:paragraph-properties fo:text-align="center"/>
    </style:style>
    <style:style style:name="P2" style:family="paragraph">
      <style:text-properties fo:font-family="Ubuntu" style:font-pitch="variable" fo:font-weight="bold" style:font-weight-asian="bold" style:font-weight-complex="bold"/>
    </style:style>
    <style:style style:name="T1" style:family="text">
      <style:text-properties style:text-position="sub 58%"/>
    </style:style>
    <style:style style:name="T2" style:family="text">
      <style:text-properties fo:font-family="Ubuntu" style:font-pitch="variable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7.62cm" svg:x="3.54cm" svg:y="3.5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8.68cm" svg:y1="3.54cm" svg:x2="8.68cm" svg:y2="11.16cm">
          <text:p/>
        </draw:line>
        <draw:line draw:style-name="gr2" draw:text-style-name="P1" draw:layer="layout" svg:x1="6.18cm" svg:y1="3.54cm" svg:x2="6.18cm" svg:y2="11.16cm">
          <text:p/>
        </draw:line>
        <draw:line draw:style-name="gr2" draw:text-style-name="P1" draw:layer="layout" svg:x1="3.54cm" svg:y1="7.38cm" svg:x2="11.16cm" svg:y2="7.35cm">
          <text:p/>
        </draw:line>
        <draw:frame draw:style-name="gr3" draw:layer="layout" svg:width="1.34cm" svg:height="1.171cm" svg:x="4.175cm" svg:y="4.897cm">
          <draw:text-box>
            <text:p>C<text:span text:style-name="T1">11</text:span></text:p>
          </draw:text-box>
        </draw:frame>
        <draw:frame draw:style-name="gr3" draw:layer="layout" svg:width="1.365cm" svg:height="1.171cm" svg:x="6.875cm" svg:y="4.898cm">
          <draw:text-box>
            <text:p>C<text:span text:style-name="T1">12</text:span></text:p>
          </draw:text-box>
        </draw:frame>
        <draw:frame draw:style-name="gr3" draw:layer="layout" svg:width="1.365cm" svg:height="1.171cm" svg:x="9.175cm" svg:y="4.899cm">
          <draw:text-box>
            <text:p>C<text:span text:style-name="T1">13</text:span></text:p>
          </draw:text-box>
        </draw:frame>
        <draw:frame draw:style-name="gr3" draw:layer="layout" svg:width="1.365cm" svg:height="1.171cm" svg:x="9.175cm" svg:y="8.8cm">
          <draw:text-box>
            <text:p>C<text:span text:style-name="T1">23</text:span></text:p>
          </draw:text-box>
        </draw:frame>
        <draw:frame draw:style-name="gr3" draw:layer="layout" svg:width="1.365cm" svg:height="1.171cm" svg:x="6.775cm" svg:y="8.801cm">
          <draw:text-box>
            <text:p>C<text:span text:style-name="T1">22</text:span></text:p>
          </draw:text-box>
        </draw:frame>
        <draw:frame draw:style-name="gr3" draw:layer="layout" svg:width="1.365cm" svg:height="1.171cm" svg:x="4.275cm" svg:y="8.802cm">
          <draw:text-box>
            <text:p>C<text:span text:style-name="T1">21</text:span></text:p>
          </draw:text-box>
        </draw:frame>
        <draw:frame draw:style-name="gr4" draw:layer="layout" svg:width="2.54cm" svg:height="1.27cm" svg:x="3.605cm" svg:y="6.465cm">
          <draw:text-box>
            <text:p>node 1</text:p>
          </draw:text-box>
        </draw:frame>
        <draw:frame draw:style-name="gr4" draw:layer="layout" svg:width="2.54cm" svg:height="1.27cm" svg:x="6.205cm" svg:y="6.465cm">
          <draw:text-box>
            <text:p>node 2</text:p>
          </draw:text-box>
        </draw:frame>
        <draw:frame draw:style-name="gr4" draw:layer="layout" svg:width="2.54cm" svg:height="1.27cm" svg:x="8.605cm" svg:y="6.465cm">
          <draw:text-box>
            <text:p>node 3</text:p>
          </draw:text-box>
        </draw:frame>
        <draw:frame draw:style-name="gr4" draw:layer="layout" svg:width="2.54cm" svg:height="1.27cm" svg:x="8.605cm" svg:y="10.265cm">
          <draw:text-box>
            <text:p>node 6</text:p>
          </draw:text-box>
        </draw:frame>
        <draw:frame draw:style-name="gr4" draw:layer="layout" svg:width="2.54cm" svg:height="1.27cm" svg:x="6.205cm" svg:y="10.265cm">
          <draw:text-box>
            <text:p>node 5</text:p>
          </draw:text-box>
        </draw:frame>
        <draw:frame draw:style-name="gr4" draw:layer="layout" svg:width="2.54cm" svg:height="1.27cm" svg:x="3.705cm" svg:y="10.265cm">
          <draw:text-box>
            <text:p>node 4</text:p>
          </draw:text-box>
        </draw:frame>
        <draw:line draw:style-name="gr5" draw:text-style-name="P1" draw:layer="layout" svg:x1="4.77cm" svg:y1="2.865cm" svg:x2="9.658cm" svg:y2="2.865cm">
          <text:p/>
        </draw:line>
        <draw:frame draw:style-name="gr6" draw:text-style-name="P2" draw:layer="layout" svg:width="1.27cm" svg:height="1.328cm" svg:x="4.1cm" svg:y="2.3cm">
          <draw:text-box>
            <text:p><text:span text:style-name="T2">j</text:span></text:p>
          </draw:text-box>
        </draw:frame>
        <draw:frame draw:style-name="gr6" draw:text-style-name="P2" draw:layer="layout" svg:width="1.27cm" svg:height="1.328cm" svg:x="2.4cm" svg:y="3.7cm">
          <draw:text-box>
            <text:p><text:span text:style-name="T2">i</text:span></text:p>
          </draw:text-box>
        </draw:frame>
        <draw:line draw:style-name="gr5" draw:text-style-name="P1" draw:layer="layout" svg:x1="2.765cm" svg:y1="4.77cm" svg:x2="2.765cm" svg:y2="8.388cm">
          <text:p/>
        </draw:line>
        <draw:custom-shape draw:style-name="gr1" draw:text-style-name="P1" draw:layer="layout" svg:width="7.62cm" svg:height="7.62cm" svg:x="3.54cm" svg:y="16.241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.34cm" svg:height="1.171cm" svg:x="4.175cm" svg:y="17.598cm">
          <draw:text-box>
            <text:p>C<text:span text:style-name="T1">11</text:span></text:p>
          </draw:text-box>
        </draw:frame>
        <draw:frame draw:style-name="gr4" draw:layer="layout" svg:width="2.54cm" svg:height="1.27cm" svg:x="3.605cm" svg:y="19.166cm">
          <draw:text-box>
            <text:p>node 1</text:p>
          </draw:text-box>
        </draw:frame>
        <draw:frame draw:style-name="gr4" draw:layer="layout" svg:width="2.54cm" svg:height="1.27cm" svg:x="6.205cm" svg:y="19.166cm">
          <draw:text-box>
            <text:p>node 2</text:p>
          </draw:text-box>
        </draw:frame>
        <draw:frame draw:style-name="gr4" draw:layer="layout" svg:width="2.54cm" svg:height="1.27cm" svg:x="8.605cm" svg:y="22.966cm">
          <draw:text-box>
            <text:p>node 6</text:p>
          </draw:text-box>
        </draw:frame>
        <draw:line draw:style-name="gr5" draw:text-style-name="P1" draw:layer="layout" svg:x1="4.77cm" svg:y1="15.566cm" svg:x2="9.658cm" svg:y2="15.566cm">
          <text:p/>
        </draw:line>
        <draw:frame draw:style-name="gr6" draw:text-style-name="P2" draw:layer="layout" svg:width="1.27cm" svg:height="1.328cm" svg:x="4.1cm" svg:y="15.001cm">
          <draw:text-box>
            <text:p><text:span text:style-name="T2">j</text:span></text:p>
          </draw:text-box>
        </draw:frame>
        <draw:frame draw:style-name="gr6" draw:text-style-name="P2" draw:layer="layout" svg:width="1.27cm" svg:height="1.328cm" svg:x="2.4cm" svg:y="16.401cm">
          <draw:text-box>
            <text:p><text:span text:style-name="T2">i</text:span></text:p>
          </draw:text-box>
        </draw:frame>
        <draw:line draw:style-name="gr5" draw:text-style-name="P1" draw:layer="layout" svg:x1="2.765cm" svg:y1="17.471cm" svg:x2="2.765cm" svg:y2="21.089cm">
          <text:p/>
        </draw:line>
        <draw:frame draw:style-name="gr3" draw:layer="layout" svg:width="1.365cm" svg:height="1.171cm" svg:x="6.875cm" svg:y="17.599cm">
          <draw:text-box>
            <text:p>C<text:span text:style-name="T1">12</text:span></text:p>
          </draw:text-box>
        </draw:frame>
        <draw:frame draw:style-name="gr3" draw:layer="layout" svg:width="1.365cm" svg:height="1.171cm" svg:x="9.175cm" svg:y="17.6cm">
          <draw:text-box>
            <text:p>C<text:span text:style-name="T1">13</text:span></text:p>
          </draw:text-box>
        </draw:frame>
        <draw:frame draw:style-name="gr3" draw:layer="layout" svg:width="1.365cm" svg:height="1.171cm" svg:x="9.175cm" svg:y="21.501cm">
          <draw:text-box>
            <text:p>C<text:span text:style-name="T1">23</text:span></text:p>
          </draw:text-box>
        </draw:frame>
        <draw:frame draw:style-name="gr3" draw:layer="layout" svg:width="1.365cm" svg:height="1.171cm" svg:x="4.275cm" svg:y="21.503cm">
          <draw:text-box>
            <text:p>C<text:span text:style-name="T1">21</text:span></text:p>
          </draw:text-box>
        </draw:frame>
        <draw:frame draw:style-name="gr4" draw:layer="layout" svg:width="2.54cm" svg:height="1.27cm" svg:x="8.605cm" svg:y="19.166cm">
          <draw:text-box>
            <text:p>node 3</text:p>
          </draw:text-box>
        </draw:frame>
        <draw:frame draw:style-name="gr4" draw:layer="layout" svg:width="2.54cm" svg:height="1.27cm" svg:x="8.605cm" svg:y="22.966cm">
          <draw:text-box>
            <text:p>node 6</text:p>
          </draw:text-box>
        </draw:frame>
        <draw:frame draw:style-name="gr4" draw:layer="layout" svg:width="2.54cm" svg:height="1.27cm" svg:x="6.205cm" svg:y="22.966cm">
          <draw:text-box>
            <text:p>node 5</text:p>
          </draw:text-box>
        </draw:frame>
        <draw:frame draw:style-name="gr4" draw:layer="layout" svg:width="2.54cm" svg:height="1.27cm" svg:x="3.705cm" svg:y="22.966cm">
          <draw:text-box>
            <text:p>node 4</text:p>
          </draw:text-box>
        </draw:frame>
        <draw:frame draw:style-name="gr3" draw:layer="layout" svg:width="1.365cm" svg:height="1.171cm" svg:x="6.776cm" svg:y="21.502cm">
          <draw:text-box>
            <text:p>C<text:span text:style-name="T1">2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12-20T12:44:50</meta:creation-date>
    <dc:date>2011-12-20T14:53:24</dc:date>
    <meta:editing-duration>PT00H52M42S</meta:editing-duration>
    <meta:editing-cycles>6</meta:editing-cycles>
    <meta:generator>OpenOffice.org/3.2$Unix OpenOffice.org_project/320m19$Build-9505</meta:generator>
    <meta:document-statistic meta:object-count="38"/>
  </office:meta>
</office:document-meta>
</file>